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a72" officeooo:paragraph-rsid="000b2a72"/>
    </style:style>
    <style:style style:name="P2" style:family="paragraph" style:parent-style-name="Standard">
      <style:text-properties officeooo:rsid="000bf005" officeooo:paragraph-rsid="000bf005"/>
    </style:style>
    <style:style style:name="T1" style:family="text">
      <style:text-properties officeooo:rsid="000bf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 : </text:span>First Install Angular.</text:p>
      <text:p text:style-name="P2"><text:s text:c="5"/>Command For Install Angular : angular cli</text:p>
      <text:p text:style-name="P2">2 : Then Clone or Download Repository From Github.</text:p>
      <text:p text:style-name="P2">3 : Install Node Modules in Front End.</text:p>
      <text:p text:style-name="P2"><text:s text:c="5"/>Command <text:s/>For Install Node Modules : npm install</text:p>
      <text:p text:style-name="P2">4 : Then Connect DataBase.</text:p>
      <text:p text:style-name="P2"><text:s text:c="5"/>Command: node index.js</text:p>
      <text:p text:style-name="P2">5 : Then Serve FrontEnd.</text:p>
      <text:p text:style-name="P2"><text:s text:c="5"/>Command ; ng serve -o</text:p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2T00:07:22.538000000</meta:creation-date>
    <dc:date>2020-07-02T00:28:16.651000000</dc:date>
    <meta:editing-duration>PT7S</meta:editing-duration>
    <meta:editing-cycles>1</meta:editing-cycles>
    <meta:document-statistic meta:table-count="0" meta:image-count="0" meta:object-count="0" meta:page-count="1" meta:paragraph-count="10" meta:word-count="55" meta:character-count="316" meta:non-whitespace-character-count="248"/>
    <meta:generator>LibreOffice/6.4.4.2$Windows_X86_64 LibreOffice_project/3d775be2011f3886db32dfd395a6a6d1ca2630ff</meta:generator>
  </office:meta>
</office:document-meta>
</file>